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8e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641" officeooo:paragraph-rsid="001f2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dbc46"/>
    </style:style>
    <style:style style:name="T2" style:family="text">
      <style:text-properties officeooo:rsid="002078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int main (void) <text:s text:c="15"/>//<text:span text:style-name="T1">Example 1</text:span></text:p>
            <text:p text:style-name="P6"><text:s text:c="2"/>{setup_328_HW;</text:p>
            <text:p text:style-name="P6"><text:s text:c="2"/>Char_to_PC('?');</text:p>
            <text:p text:style-name="P6"><text:s text:c="2"/>_delay_ms(10);</text:p>
            <text:p text:style-name="P6"><text:s text:c="2"/>newline;</text:p>
            <text:p text:style-name="P6">while(1){</text:p>
            <text:p text:style-name="P6">Char_to_PC_Local(waitforkeypress());}</text:p>
            <text:p text:style-name="P6">return 1;</text:p>
          </table:table-cell>
          <table:table-cell table:style-name="Table1.B1" table:number-rows-spanned="3" office:value-type="string">
            <text:p text:style-name="P6">int main (void) <text:s text:c="23"/>//Example 2</text:p>
            <text:p text:style-name="P6">{char symbol;</text:p>
            <text:p text:style-name="P6">setup_328_HW;</text:p>
            <text:p text:style-name="P6">newline;</text:p>
            <text:p text:style-name="P6">symbol = '!';</text:p>
            <text:p text:style-name="P6">while(symbol &lt;= '~'){</text:p>
            <text:p text:style-name="P6">Char_to_PC_Local(symbol);</text:p>
            <text:p text:style-name="P6">_delay_ms(10);</text:p>
            <text:p text:style-name="P6">symbol++;}</text:p>
            <text:p text:style-name="P6">waitforkeypress();</text:p>
            <text:p text:style-name="P6">SW_reset;</text:p>
            <text:p text:style-name="P6">return 1; }</text:p>
          </table:table-cell>
        </table:table-row>
        <table:table-row>
          <table:table-cell table:style-name="Table1.A2" office:value-type="string">
            <text:p text:style-name="P5"/>
          </table:table-cell>
          <table:covered-table-cell/>
        </table:table-row>
        <table:table-row>
          <table:table-cell table:style-name="Table1.A2" table:number-rows-spanned="3" office:value-type="string">
            <text:p text:style-name="P6">int main (void) <text:s text:c="23"/>//Example 3</text:p>
            <text:p text:style-name="P6">{setup_328_HW;</text:p>
            <text:p text:style-name="P6">while(!(isCharavailable(50)))Char_to_PC('?');</text:p>
            <text:p text:style-name="P6">newline;</text:p>
            <text:p text:style-name="P6">Char_to_PC(Char_from_PC());</text:p>
            <text:p text:style-name="P6">while(1){</text:p>
            <text:p text:style-name="P6">if(isCharavailable(10))</text:p>
            <text:p text:style-name="P6">Char_to_PC(Char_from_PC());</text:p>
            <text:p text:style-name="P6">else break;}</text:p>
            <text:p text:style-name="P6">String_to_PC("Done\r\n");</text:p>
            <text:p text:style-name="P6">SW_reset;</text:p>
            <text:p text:style-name="P6">return 1;}</text:p>
          </table:table-cell>
          <table:covered-table-cell/>
        </table:table-row>
        <table:table-row>
          <table:covered-table-cell/>
          <table:table-cell table:style-name="Table1.B4" office:value-type="string">
            <text:p text:style-name="P5"/>
          </table:table-cell>
        </table:table-row>
        <table:table-row>
          <table:covered-table-cell/>
          <table:table-cell table:style-name="Table1.B4" office:value-type="string">
            <text:p text:style-name="P5">int main (void) <text:s text:c="3"/>//Example 5</text:p>
            <text:p text:style-name="P5">{char symbol = '!';</text:p>
            <text:p text:style-name="P5">setup_328_HW;</text:p>
            <text:p text:style-name="P5">newline;</text:p>
            <text:p text:style-name="P5">while(symbol &lt;= '~'){</text:p>
            <text:p text:style-name="P5">Num_to_PC_local(symbol);</text:p>
            <text:p text:style-name="P5">Char_to_PC_Local(symbol++);</text:p>
            <text:p text:style-name="P5">_delay_ms(50);</text:p>
            <text:p text:style-name="P5">if(!((symbol-'!')%8))newline;</text:p>
            <text:p text:style-name="P5">else Char_to_PC_Local('\t');}</text:p>
            <text:p text:style-name="P5">while(1);</text:p>
            <text:p text:style-name="P5">return 1;}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>
          <table:table-cell table:style-name="Table1.B4" table:number-columns-spanned="2" office:value-type="string">
            <text:p text:style-name="P5">int main (void) <text:s text:c="54"/>//Example 4</text:p>
            <text:p text:style-name="P5">{ setup_328_HW;</text:p>
            <text:p text:style-name="P5"><text:s text:c="2"/>String_to_PC("\r\nDefining and using text strings\r\n");</text:p>
            <text:p text:style-name="P5"><text:s text:c="2"/>const char *message_1 = "Hello world\r\n";</text:p>
            <text:p text:style-name="P5"><text:s text:c="2"/>const char *message_2 = "Sending text to a PC\r\n";</text:p>
            <text:p text:style-name="P5"><text:s text:c="2"/>const char message_3[] = "Writing C programs and\r\n";</text:p>
            <text:p text:style-name="P5"><text:s text:c="2"/>const char message_4[] = "Uploading them to a device\r\n";</text:p>
            <text:p text:style-name="P5"><text:s text:c="2"/>String_to_PC(message_1);</text:p>
            <text:p text:style-name="P5"><text:s text:c="2"/>String_to_PC(message_2);</text:p>
            <text:p text:style-name="P5"><text:s text:c="2"/>String_to_PC(message_3);</text:p>
            <text:p text:style-name="P5"><text:s text:c="2"/>String_to_PC(message_4);</text:p>
            <text:p text:style-name="P5"><text:s text:c="2"/>return 1;}</text:p>
          </table:table-cell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B4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int main (void) <text:s text:c="40"/>// Example 6</text:p>
            <text:p text:style-name="P7">{int i=0, number = 12345;</text:p>
            <text:p text:style-name="P7">char s[12];</text:p>
            <text:p text:style-name="P7">setup_328_HW;</text:p>
            <text:p text:style-name="P7">do{s[i++] = number % 10 + '0';}</text:p>
            <text:p text:style-name="P7">while ((number = number/10) &gt; 0);</text:p>
            <text:p text:style-name="P7">s[i] = '\0';</text:p>
            <text:p text:style-name="P7">for (int m = i; m &gt; 0; m--)</text:p>
            <text:p text:style-name="P7">Char_to_PC(s[m - 1]);</text:p>
            <text:p text:style-name="P7">return 1;}</text:p>
          </table:table-cell>
          <table:table-cell table:style-name="Table1.B4" table:number-rows-spanned="3" office:value-type="string">
            <text:p text:style-name="P5">int main (void) <text:s text:c="42"/>// Example 7</text:p>
            <text:p text:style-name="P5">{int num=0, i=0;</text:p>
            <text:p text:style-name="P5">char keypress;</text:p>
            <text:p text:style-name="P5">setup_328_HW;</text:p>
            <text:p text:style-name="P5">while(1){</text:p>
            <text:p text:style-name="P5">num=0; i=0;</text:p>
            <text:p text:style-name="P5">Char_to_PC('?');</text:p>
            <text:p text:style-name="P5">while ((keypress = waitforkeypress()) != '\r')</text:p>
            <text:p text:style-name="P5">num = num * 10 + keypress <text:s/>- '0';</text:p>
            <text:p text:style-name="P5">Num_to_PC(num * 2);}</text:p>
            <text:p text:style-name="P5">return 1;}</text:p>
          </table:table-cell>
        </table:table-row>
        <table:table-row>
          <table:table-cell table:style-name="Table1.A2" office:value-type="string">
            <text:p text:style-name="P5"/>
          </table:table-cell>
          <table:covered-table-cell/>
        </table:table-row>
        <table:table-row>
          <table:table-cell table:style-name="Table1.A2" table:number-row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4" office:value-type="string">
            <text:p text:style-name="P5"/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1-12T18:26:44.736000000</dc:date>
    <meta:editing-duration>PT25M19S</meta:editing-duration>
    <meta:editing-cycles>5</meta:editing-cycles>
    <meta:document-statistic meta:table-count="1" meta:image-count="0" meta:object-count="0" meta:page-count="2" meta:paragraph-count="77" meta:word-count="208" meta:character-count="1846" meta:non-whitespace-character-count="1487"/>
  </office:meta>
</office:document-meta>
</file>